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4.064cm"/>
    </style:style>
    <style:style style:name="Table1.B" style:family="table-column">
      <style:table-column-properties style:column-width="12.936cm"/>
    </style:style>
    <style:style style:name="Table1.A1" style:family="table-cell">
      <style:table-cell-properties style:vertical-align="middle" fo:padding="0.049cm" fo:border="none"/>
    </style:style>
    <style:style style:name="P1" style:family="paragraph" style:parent-style-name="Standard" style:list-style-name="L2">
      <style:text-properties officeooo:paragraph-rsid="0005f6e4"/>
    </style:style>
    <style:style style:name="P2" style:family="paragraph" style:parent-style-name="Text_20_body" style:list-style-name="L1"/>
    <style:style style:name="P3" style:family="paragraph" style:parent-style-name="Text_20_body" style:list-style-name="L2">
      <style:text-properties officeooo:paragraph-rsid="0005f6e4"/>
    </style:style>
    <style:style style:name="P4" style:family="paragraph" style:list-style-name="L4"/>
    <style:style style:name="P5" style:family="paragraph" style:list-style-name="L6"/>
    <style:style style:name="P6" style:family="paragraph" style:list-style-name="L8"/>
    <style:style style:name="P7" style:family="paragraph" style:list-style-name="L10"/>
    <style:style style:name="P8" style:family="paragraph" style:list-style-name="L12"/>
    <style:style style:name="P9" style:family="paragraph" style:list-style-name="L14"/>
    <style:style style:name="P10" style:family="paragraph" style:list-style-name="L16"/>
    <style:style style:name="P11" style:family="paragraph" style:list-style-name="L18"/>
    <style:style style:name="P12" style:family="paragraph" style:list-style-name="L20"/>
    <style:style style:name="P13" style:family="paragraph" style:list-style-name="L22"/>
    <style:style style:name="P14" style:family="paragraph" style:list-style-name="L24"/>
    <style:style style:name="P15" style:family="paragraph" style:list-style-name="L26"/>
    <style:style style:name="P16" style:family="paragraph" style:list-style-name="L28"/>
    <style:style style:name="P17" style:family="paragraph" style:parent-style-name="Text_20_body" style:list-style-name="L30"/>
    <style:style style:name="P18" style:family="paragraph" style:list-style-name="L32"/>
    <style:style style:name="P19" style:family="paragraph" style:list-style-name="L34"/>
    <style:style style:name="P20" style:family="paragraph" style:list-style-name="L36"/>
    <style:style style:name="T1" style:family="text"/>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Strong_20_Emphasis">. The choice between RISC and CISC depends on the specific application, with RISC often found in embedded systems and mobile devices, and CISC still used in areas like server processors, although modern architectures often borrow from both approaches.  </text:span></text:p>
      <text:section text:style-name="Sect1" text:name="pYDPaIa-KeqSseMPx6aQoA4__98">
        <text:p text:style-name="Standard">RISC (Reduced Instruction Set Computer) </text:p>
        <text:p text:style-name="Standard"/>
      </text:section>
      <text:section text:style-name="Sect1" text:name="pYDPaIa-KeqSseMPx6aQoA4__57">
        <text:section text:style-name="Sect1" text:name="pYDPaIa-KeqSseMPx6aQoA4__60">
          <text:list xml:id="list2193863566" text:style-name="L2">
            <text:list-item>
              <text:p text:style-name="P3"><text:span text:style-name="Strong_20_Emphasis">Instruction Set:</text:span> Features a small set of simple, uniform-length instructions. <text:bookmark text:name="pYDPaIa-KeqSseMPx6aQoA4__60"/></text:p>
            </text:list-item>
          </text:list>
          <text:section text:style-name="Sect1" text:name="pYDPaIa-KeqSseMPx6aQoA4__63">
            <text:list xml:id="list92557230354470" text:continue-numbering="true" text:style-name="L2">
              <text:list-item>
                <text:p text:style-name="P3"><text:span text:style-name="Strong_20_Emphasis">Execution:</text:span> Instructions are executed in a single clock cycle. <text:bookmark text:name="pYDPaIa-KeqSseMPx6aQoA4__63"/></text:p>
              </text:list-item>
            </text:list>
          </text:section>
          <text:section text:style-name="Sect1" text:name="pYDPaIa-KeqSseMPx6aQoA4__67">
            <text:list xml:id="list92556300265259" text:continue-numbering="true" text:style-name="L2">
              <text:list-item>
                <text:p text:style-name="P3"><text:span text:style-name="Strong_20_Emphasis">Design Philosophy:</text:span> Emphasizes simplicity in hardware design, focusing on software to optimize performance. <text:bookmark text:name="pYDPaIa-KeqSseMPx6aQoA4__67"/></text:p>
              </text:list-item>
            </text:list>
          </text:section>
          <text:section text:style-name="Sect1" text:name="pYDPaIa-KeqSseMPx6aQoA4__72">
            <text:list xml:id="list92556515627212" text:continue-numbering="true" text:style-name="L2">
              <text:list-item>
                <text:p text:style-name="P3"><text:span text:style-name="Strong_20_Emphasis">Memory Usage:</text:span> Requires more memory to store complex programs, as more instructions are needed to perform tasks. <text:bookmark text:name="pYDPaIa-KeqSseMPx6aQoA4__72"/></text:p>
              </text:list-item>
            </text:list>
          </text:section>
          <text:section text:style-name="Sect1" text:name="pYDPaIa-KeqSseMPx6aQoA4__76">
            <text:list xml:id="list92556091390529" text:continue-numbering="true" text:style-name="L2">
              <text:list-item>
                <text:p text:style-name="P3"><text:span text:style-name="Strong_20_Emphasis">Power Consumption:</text:span> Generally consumes less power. <text:bookmark text:name="pYDPaIa-KeqSseMPx6aQoA4__76"/></text:p>
              </text:list-item>
            </text:list>
          </text:section>
          <text:section text:style-name="Sect1" text:name="pYDPaIa-KeqSseMPx6aQoA4__79">
            <text:list xml:id="list92556929712034" text:continue-numbering="true" text:style-name="L2">
              <text:list-item>
                <text:p text:style-name="P3"><text:span text:style-name="Strong_20_Emphasis">Examples:</text:span> SPARC, PowerPC, ARM, and RISC-V. <text:bookmark text:name="pYDPaIa-KeqSseMPx6aQoA4__79"/></text:p>
              </text:list-item>
            </text:list>
          </text:section>
          <text:section text:style-name="Sect1" text:name="pYDPaIa-KeqSseMPx6aQoA4__109">
            <text:list xml:id="list92557135937149" text:continue-numbering="true" text:style-name="L2">
              <text:list-item>
                <text:p text:style-name="P1">CISC (Complex Instruction Set Computer) </text:p>
              </text:list-item>
            </text:list>
          </text:section>
          <text:section text:style-name="Sect1" text:name="pYDPaIa-KeqSseMPx6aQoA4__70">
            <text:section text:style-name="Sect1" text:name="pYDPaIa-KeqSseMPx6aQoA4__83">
              <text:list xml:id="list92556443891816" text:continue-numbering="true" text:style-name="L2">
                <text:list-item>
                  <text:p text:style-name="P3"><text:span text:style-name="Strong_20_Emphasis">Instruction Set:</text:span> Possesses a large, complex set of instructions, some of which are variable in length. <text:bookmark text:name="pYDPaIa-KeqSseMPx6aQoA4__83"/></text:p>
                </text:list-item>
              </text:list>
            </text:section>
          </text:section>
          <text:section text:style-name="Sect1" text:name="pYDPaIa-KeqSseMPx6aQoA4__91">
            <text:list xml:id="list92556736485241" text:continue-numbering="true" text:style-name="L2">
              <text:list-item>
                <text:p text:style-name="P3"><text:span text:style-name="Strong_20_Emphasis">Execution:</text:span> Each complex instruction can take multiple clock cycles to execute. <text:bookmark text:name="pYDPaIa-KeqSseMPx6aQoA4__91"/></text:p>
              </text:list-item>
            </text:list>
          </text:section>
          <text:section text:style-name="Sect1" text:name="pYDPaIa-KeqSseMPx6aQoA4__97">
            <text:list xml:id="list92556867070920" text:continue-numbering="true" text:style-name="L2">
              <text:list-item>
                <text:p text:style-name="P3"><text:span text:style-name="Strong_20_Emphasis">Design Philosophy:</text:span> Aims to reduce the total number of instructions in a program by having each instruction perform more complex tasks, relying on hardware for optimization. <text:bookmark text:name="pYDPaIa-KeqSseMPx6aQoA4__97"/></text:p>
              </text:list-item>
            </text:list>
          </text:section>
          <text:section text:style-name="Sect1" text:name="pYDPaIa-KeqSseMPx6aQoA4__105">
            <text:list xml:id="list92556457837375" text:continue-numbering="true" text:style-name="L2">
              <text:list-item>
                <text:p text:style-name="P3"><text:span text:style-name="Strong_20_Emphasis">Memory Usage:</text:span> Needs less memory because fewer instructions are required to perform a given task. <text:bookmark text:name="pYDPaIa-KeqSseMPx6aQoA4__105"/></text:p>
              </text:list-item>
            </text:list>
          </text:section>
          <text:section text:style-name="Sect1" text:name="pYDPaIa-KeqSseMPx6aQoA4__115">
            <text:list xml:id="list92557676131633" text:continue-numbering="true" text:style-name="L2">
              <text:list-item>
                <text:p text:style-name="P3"><text:span text:style-name="Strong_20_Emphasis">Power Consumption:</text:span> Tends to consume more power. <text:bookmark text:name="pYDPaIa-KeqSseMPx6aQoA4__115"/></text:p>
              </text:list-item>
            </text:list>
          </text:section>
          <text:section text:style-name="Sect1" text:name="pYDPaIa-KeqSseMPx6aQoA4__122">
            <text:list xml:id="list92556262048548" text:continue-numbering="true" text:style-name="L2">
              <text:list-item>
                <text:p text:style-name="P3"><text:span text:style-name="Strong_20_Emphasis">Examples:</text:span> Intel x86 processors. <text:bookmark text:name="pYDPaIa-KeqSseMPx6aQoA4__122"/></text:p>
              </text:list-item>
            </text:list>
          </text:section>
          <text:section text:style-name="Sect1" text:name="pYDPaIa-KeqSseMPx6aQoA4__132">
            <text:list xml:id="list92558019512929" text:continue-numbering="true" text:style-name="L2">
              <text:list-item>
                <text:p text:style-name="P1">Key Differences Summarized </text:p>
              </text:list-item>
            </text:list>
          </text:section>
          <text:section text:style-name="Sect1" text:name="pYDPaIa-KeqSseMPx6aQoA4__89">
            <text:section text:style-name="Sect1" text:name="pYDPaIa-KeqSseMPx6aQoA4__94">
              <text:list xml:id="list92556188096721" text:continue-numbering="true" text:style-name="L2">
                <text:list-item>
                  <text:p text:style-name="P3"><text:span text:style-name="Strong_20_Emphasis">Instructions:</text:span> RISC has fewer, simpler instructions; CISC has more, complex instructions. <text:bookmark text:name="pYDPaIa-KeqSseMPx6aQoA4__94"/></text:p>
                </text:list-item>
              </text:list>
            </text:section>
          </text:section>
          <text:section text:style-name="Sect1" text:name="pYDPaIa-KeqSseMPx6aQoA4__111">
            <text:list xml:id="list92556927326710" text:continue-numbering="true" text:style-name="L2">
              <text:list-item>
                <text:p text:style-name="P3"><text:span text:style-name="Strong_20_Emphasis">Execution Time:</text:span> RISC instructions are faster (one cycle); CISC instructions are slower (multiple cycles). <text:bookmark text:name="pYDPaIa-KeqSseMPx6aQoA4__111"/></text:p>
              </text:list-item>
            </text:list>
          </text:section>
          <text:list xml:id="list92556158439996" text:continue-numbering="true" text:style-name="L2">
            <text:list-item>
              <text:p text:style-name="P3"><text:bookmark text:name="pYDPaIa-KeqSseMPx6aQoA4__121"/><text:span text:style-name="Strong_20_Emphasis">Hardware Complexity:</text:span> RISC processors are simpler and less expensive; CISC processors are more complex and expensive. <text:bookmark text:name="pYDPaIa-KeqSseMPx6aQoA4__1211"/></text:p>
            </text:list-item>
          </text:list>
        </text:section>
      </text:section>
      <text:section text:style-name="Sect1" text:name="pYDPaIa-KeqSseMPx6aQoA4__128">
        <text:list xml:id="list751006455" text:style-name="L32">
          <text:list-item>
            <text:p text:style-name="Text_20_body"><text:span text:style-name="Strong_20_Emphasis">Pipelining:</text:span> RISC is highly pipelined; CISC is less pipelined.<text:bookmark text:name="pYDPaIa-KeqSseMPx6aQoA4__128"/></text:p>
          </text:list-item>
        </text:list>
      </text:section>
      <text:section text:style-name="Sect1" text:name="pYDPaIa-KeqSseMPx6aQoA4__106">
        <text:p text:style-name="Standard">Modern Context </text:p>
      </text:section>
      <text:section text:style-name="Sect1" text:name="pYDPaIa-KeqSseMPx6aQoA4__73">
        <text:section text:style-name="Sect1" text:name="pYDPaIa-KeqSseMPx6aQoA4__82">
          <text:list xml:id="list417774730" text:style-name="L34">
            <text:list-item>
              <text:p text:style-name="Text_20_body">The choice between RISC and CISC isn't absolute; modern processors often blend elements of both architectures. <text:bookmark text:name="pYDPaIa-KeqSseMPx6aQoA4__82"/></text:p>
            </text:list-item>
          </text:list>
        </text:section>
      </text:section>
      <text:section text:style-name="Sect1" text:name="pYDPaIa-KeqSseMPx6aQoA4__90">
        <text:list xml:id="list715106631" text:style-name="L36">
          <text:list-item>
            <text:p text:style-name="Text_20_body">RISC architecture has become prevalent in mobile and embedded systems due to its efficiency, while Intel's CISC architecture is still a dominant force. </text:p>
          </text:list-item>
        </text:list>
      </text:section>
      <text:p text:style-name="Text_20_body"><text:span text:style-name="Strong_20_Emphasis"/></text:p>
      <text:p text:style-name="Text_20_body"><text:soft-page-break/><text:span text:style-name="Strong_20_Emphasis">ARM architecture</text:span> refers to a family of computer processor architectures based on <text:span text:style-name="Strong_20_Emphasis">RISC (Reduced Instruction Set Computing)</text:span> principles, developed by a company called <text:span text:style-name="Strong_20_Emphasis">Arm Holdings</text:span>. ARM stands for <text:span text:style-name="Strong_20_Emphasis">Acorn RISC Machine</text:span> (originally) or <text:span text:style-name="Strong_20_Emphasis">Advanced RISC Machine</text:span>.</text:p>
      <text:p text:style-name="Horizontal_20_Line"/>
      <text:h text:style-name="Heading_20_3" text:outline-level="3">🔧 What Is ARM Architecture?</text:h>
      <text:list xml:id="list403910068" text:style-name="L1">
        <text:list-item>
          <text:p text:style-name="P2"><text:span text:style-name="Strong_20_Emphasis">RISC-based architecture</text:span>: Uses a small, highly optimized set of instructions (unlike CISC architectures like x86).</text:p>
        </text:list-item>
        <text:list-item>
          <text:p text:style-name="P2"><text:span text:style-name="Strong_20_Emphasis">Designed for power efficiency</text:span>: ARM processors execute instructions in fewer cycles, which results in lower power consumption.</text:p>
        </text:list-item>
        <text:list-item>
          <text:p text:style-name="P2"><text:span text:style-name="Strong_20_Emphasis">Widely licensed</text:span>: Arm Holdings designs the architecture and licenses it to companies like Apple, Qualcomm, Samsung, Nvidia, etc., who then build custom chips.</text:p>
        </text:list-item>
      </text:list>
      <text:p text:style-name="Horizontal_20_Line"/>
      <text:h text:style-name="Heading_20_3" text:outline-level="3">✅ Why ARM Is Preferred (Advantages)</text:h>
      <table:table table:name="Table1" table:style-name="Table1">
        <table:table-column table:style-name="Table1.A"/>
        <table:table-column table:style-name="Table1.B"/>
        <table:table-header-rows>
          <table:table-row>
            <table:table-cell table:style-name="Table1.A1" office:value-type="string">
              <text:p text:style-name="Table_20_Heading">Feature</text:p>
            </table:table-cell>
            <table:table-cell table:style-name="Table1.A1" office:value-type="string">
              <text:p text:style-name="Table_20_Heading">Benefit</text:p>
            </table:table-cell>
          </table:table-row>
        </table:table-header-rows>
        <table:table-row>
          <table:table-cell table:style-name="Table1.A1" office:value-type="string">
            <text:p text:style-name="Table_20_Contents"><text:span text:style-name="Strong_20_Emphasis">Power Efficiency</text:span></text:p>
          </table:table-cell>
          <table:table-cell table:style-name="Table1.A1" office:value-type="string">
            <text:p text:style-name="Table_20_Contents">ARM chips use less power, making them ideal for smartphones, tablets, embedded systems, and battery-powered devices.</text:p>
          </table:table-cell>
        </table:table-row>
        <table:table-row>
          <table:table-cell table:style-name="Table1.A1" office:value-type="string">
            <text:p text:style-name="Table_20_Contents"><text:span text:style-name="Strong_20_Emphasis">Smaller Size</text:span></text:p>
          </table:table-cell>
          <table:table-cell table:style-name="Table1.A1" office:value-type="string">
            <text:p text:style-name="Table_20_Contents">Lower transistor count and simpler design mean smaller chips that are cheaper to produce.</text:p>
          </table:table-cell>
        </table:table-row>
        <table:table-row>
          <table:table-cell table:style-name="Table1.A1" office:value-type="string">
            <text:p text:style-name="Table_20_Contents"><text:span text:style-name="Strong_20_Emphasis">High Performance per Watt</text:span></text:p>
          </table:table-cell>
          <table:table-cell table:style-name="Table1.A1" office:value-type="string">
            <text:p text:style-name="Table_20_Contents">Delivers good performance while keeping energy use low.</text:p>
          </table:table-cell>
        </table:table-row>
        <table:table-row>
          <table:table-cell table:style-name="Table1.A1" office:value-type="string">
            <text:p text:style-name="Table_20_Contents"><text:span text:style-name="Strong_20_Emphasis">Scalability</text:span></text:p>
          </table:table-cell>
          <table:table-cell table:style-name="Table1.A1" office:value-type="string">
            <text:p text:style-name="Table_20_Contents">Used in everything from microcontrollers to supercomputers (like AWS Graviton or Apple's M1/M2 chips).</text:p>
          </table:table-cell>
        </table:table-row>
        <table:table-row>
          <table:table-cell table:style-name="Table1.A1" office:value-type="string">
            <text:p text:style-name="Table_20_Contents"><text:span text:style-name="Strong_20_Emphasis">License Model</text:span></text:p>
          </table:table-cell>
          <table:table-cell table:style-name="Table1.A1" office:value-type="string">
            <text:p text:style-name="Table_20_Contents">Companies can customize ARM cores for specific needs (e.g., Apple Silicon, Snapdragon).</text:p>
          </table:table-cell>
        </table:table-row>
        <table:table-row>
          <table:table-cell table:style-name="Table1.A1" office:value-type="string">
            <text:p text:style-name="Table_20_Contents"><text:span text:style-name="Strong_20_Emphasis">Large Ecosystem</text:span></text:p>
          </table:table-cell>
          <table:table-cell table:style-name="Table1.A1" office:value-type="string">
            <text:p text:style-name="Table_20_Contents">Broad software and hardware support across industries: mobile, automotive, IoT, datacenter, etc.</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1T10:00:35.923968888</meta:creation-date>
    <meta:editing-duration>PT23H2M56S</meta:editing-duration>
    <meta:editing-cycles>3</meta:editing-cycles>
    <meta:generator>LibreOffice/7.3.7.2$Linux_X86_64 LibreOffice_project/30$Build-2</meta:generator>
    <dc:date>2025-09-22T09:25:55.955666135</dc:date>
    <meta:document-statistic meta:table-count="1" meta:image-count="0" meta:object-count="0" meta:page-count="2" meta:paragraph-count="43" meta:word-count="499" meta:character-count="3376" meta:non-whitespace-character-count="2920"/>
  </office:meta>
</office:document-meta>
</file>